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3f33e"/>
    </style:style>
    <style:style style:name="P2" style:family="paragraph" style:parent-style-name="Standard">
      <style:text-properties fo:language="ru" fo:country="RU" officeooo:rsid="0003f33e" officeooo:paragraph-rsid="0003f33e"/>
    </style:style>
    <style:style style:name="P3" style:family="paragraph" style:parent-style-name="Standard">
      <style:text-properties fo:language="ru" fo:country="RU" officeooo:rsid="0005d88a" officeooo:paragraph-rsid="0005d88a"/>
    </style:style>
    <style:style style:name="P4" style:family="paragraph" style:parent-style-name="Standard">
      <style:text-properties fo:font-size="36pt" fo:language="ru" fo:country="RU" fo:font-weight="bold" officeooo:rsid="0005d88a" officeooo:paragraph-rsid="0005d88a" style:font-size-asian="36pt" style:font-weight-asian="bold" style:font-size-complex="36pt" style:font-weight-complex="bold"/>
    </style:style>
    <style:style style:name="P5" style:family="paragraph" style:parent-style-name="Standard">
      <style:text-properties fo:language="ru" fo:country="RU" officeooo:rsid="0005d88a" officeooo:paragraph-rsid="0005d88a"/>
    </style:style>
    <style:style style:name="P6" style:family="paragraph" style:parent-style-name="Standard">
      <style:text-properties fo:language="ru" fo:country="RU" officeooo:rsid="0005ddd2" officeooo:paragraph-rsid="0005ddd2"/>
    </style:style>
    <style:style style:name="T1" style:family="text">
      <style:text-properties officeooo:rsid="0003f33e"/>
    </style:style>
    <style:style style:name="T2" style:family="text">
      <style:text-properties fo:language="ru" fo:country="RU" officeooo:rsid="0003f33e"/>
    </style:style>
    <style:style style:name="T3" style:family="text">
      <style:text-properties officeooo:rsid="0005dd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bian</text:p>
      <text:p text:style-name="P2"/>
      <text:p text:style-name="P2">Для печати:</text:p>
      <text:p text:style-name="P2"/>
      <text:p text:style-name="P2">1. Ставим пакет <text:s/>- apt-get install libcupsimage2</text:p>
      <text:p text:style-name="P2"/>
      <text:p text:style-name="P1"><text:span text:style-name="T2">2. Ищем драйвер – </text:span>pantum_1_1_101-1_amd64.<text:span text:style-name="T1">zip на сайте Pantum, распаковываем, запускаем.</text:span></text:p>
      <text:p text:style-name="P2"/>
      <text:p text:style-name="P2">Открываем системную панель — принтеры, <text:s/>подключаем по USB принтер, добавляем принтер : <text:s/>раздел Pantum , принтер — Pantum P3010D</text:p>
      <text:p text:style-name="P2">ВАЖНО!!! Драйвер должен быть не 2007, а именно такой, иначе не работает.</text:p>
      <text:p text:style-name="P2">Все.</text:p>
      <text:p text:style-name="P2"/>
      <text:p text:style-name="P2"/>
      <text:p text:style-name="P4">Arch Linux</text:p>
      <text:p text:style-name="P3"/>
      <text:p text:style-name="P3">1. yay pacman -S pantum-driver cups xsane <text:span text:style-name="T3">ghostscript</text:span></text:p>
      <text:p text:style-name="P3">2. sudo systemctl enable cups</text:p>
      <text:p text:style-name="P3">3. sudo systemctl start cups</text:p>
      <text:p text:style-name="P3"/>
      <text:p text:style-name="P6">Подключаем принтер</text:p>
      <text:p text:style-name="P6"/>
      <text:p text:style-name="P3">Заходим в Система → Параметры печати → Добавить → Выбирваем Pantun 220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24.2.5.2$Linux_X86_64 LibreOffice_project/420$Build-2</meta:generator>
    <dc:date>2024-07-26T09:29:00.635935431</dc:date>
    <meta:editing-duration>PT27M2S</meta:editing-duration>
    <meta:editing-cycles>5</meta:editing-cycles>
    <meta:print-date>2024-07-26T09:28:05.479452826</meta:print-date>
    <meta:document-statistic meta:table-count="0" meta:image-count="0" meta:object-count="0" meta:page-count="1" meta:paragraph-count="13" meta:word-count="83" meta:character-count="564" meta:non-whitespace-character-count="488"/>
  </office:meta>
</office:document-meta>
</file>